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top="0.1665in" fo:margin-bottom="0.1665in" loext:contextual-spacing="false" fo:line-height="100%"/>
    </style:style>
    <style:style style:name="P24" style:family="paragraph" style:parent-style-name="Standard">
      <style:paragraph-properties fo:margin-top="0in" fo:margin-bottom="0.1665in" loext:contextual-spacing="false" fo:line-height="100%"/>
    </style:style>
    <style:style style:name="P25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margin-top="0.0398in" fo:margin-bottom="0.0429in" loext:contextual-spacing="false" fo:text-indent="-0.25in" style:auto-text-indent="false"/>
    </style:style>
    <style:style style:name="P36" style:family="paragraph" style:parent-style-name="Standard" style:list-style-name="WWNum10">
      <style:paragraph-properties fo:margin-left="0.5in" fo:margin-right="0in" fo:margin-top="0.0398in" fo:margin-bottom="0.0429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.0398in" fo:margin-bottom="0.0429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.0398in" fo:margin-bottom="0.0429in" loext:contextual-spacing="false" fo:text-indent="-0.25in" style:auto-text-indent="false"/>
    </style:style>
    <style:style style:name="P39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start" style:justify-single-word="false" fo:text-indent="-0.25in" style:auto-text-indent="false"/>
    </style:style>
    <style:style style:name="P42" style:family="paragraph" style:parent-style-name="Standard" style:list-style-name="WWNum7">
      <style:paragraph-properties fo:margin-left="1in" fo:margin-right="0in" fo:text-indent="-0.25in" style:auto-text-indent="false"/>
    </style:style>
    <style:style style:name="P43" style:family="paragraph" style:parent-style-name="Standard" style:list-style-name="WWNum2">
      <style:paragraph-properties fo:margin-left="1in" fo:margin-right="0in" fo:text-indent="-0.25in" style:auto-text-indent="false"/>
    </style:style>
    <style:style style:name="P44" style:family="paragraph" style:parent-style-name="Standard" style:list-style-name="WWNum7">
      <style:paragraph-properties fo:margin-left="1in" fo:margin-right="0in" fo:margin-top="0.0398in" fo:margin-bottom="0.0429in" loext:contextual-spacing="false" fo:text-indent="-0.25in" style:auto-text-indent="false"/>
    </style:style>
    <style:style style:name="P45" style:family="paragraph" style:parent-style-name="Standard" style:list-style-name="WWNum4">
      <style:paragraph-properties fo:margin-left="1in" fo:margin-right="0in" fo:margin-top="0.0398in" fo:margin-bottom="0.0429in" loext:contextual-spacing="false" fo:text-indent="-0.25in" style:auto-text-indent="false"/>
    </style:style>
    <style:style style:name="P46" style:family="paragraph" style:parent-style-name="Standard" style:list-style-name="WWNum2">
      <style:paragraph-properties fo:margin-left="1in" fo:margin-right="0in" fo:margin-top="0.0398in" fo:margin-bottom="0.0429in" loext:contextual-spacing="false" fo:text-indent="-0.25in" style:auto-text-indent="false"/>
    </style:style>
    <style:style style:name="P47" style:family="paragraph" style:parent-style-name="Standard" style:list-style-name="WWNum9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9">
      <style:paragraph-properties fo:margin-left="1.5in" fo:margin-right="0in" fo:margin-top="0in" fo:margin-bottom="0in" loext:contextual-spacing="false" fo:line-height="115%" fo:text-align="start" style:justify-single-word="false" fo:text-indent="-0.25in" style:auto-text-indent="false"/>
    </style:style>
    <style:style style:name="P49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/>
    </style:style>
    <style:style style:name="P50" style:family="paragraph" style:parent-style-name="Heading_20_2" style:list-style-name="WWNum8"/>
    <style:style style:name="P51" style:family="paragraph" style:parent-style-name="Heading_20_2" style:list-style-name="WWNum8">
      <style:paragraph-properties fo:margin-top="0.1665in" fo:margin-bottom="0.1665in" loext:contextual-spacing="false" fo:line-height="100%"/>
    </style:style>
    <style:style style:name="P52" style:family="paragraph" style:parent-style-name="Heading_20_2" style:list-style-name="WWNum8">
      <style:paragraph-properties fo:margin-top="0.0429in" fo:margin-bottom="0.1665in" loext:contextual-spacing="false" fo:line-height="100%"/>
    </style:style>
    <style:style style:name="P53" style:family="paragraph" style:parent-style-name="Heading_20_1" style:list-style-name="WWNum8">
      <style:paragraph-properties fo:text-align="justify" style:justify-single-word="false"/>
    </style:style>
    <style:style style:name="P54" style:family="paragraph" style:parent-style-name="Heading_20_1" style:list-style-name="WWNum8"/>
    <style:style style:name="P55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56" style:family="paragraph" style:parent-style-name="Heading_20_1" style:list-style-name="WWNum8">
      <style:paragraph-properties fo:margin-top="0.1665in" fo:margin-bottom="0.1665in" loext:contextual-spacing="false" fo:line-height="100%"/>
    </style:style>
    <style:style style:name="P57" style:family="paragraph" style:parent-style-name="Heading_20_1" style:list-style-name="WWNum8">
      <style:paragraph-properties fo:margin-top="0.0429in" fo:margin-bottom="0in" loext:contextual-spacing="false"/>
    </style:style>
    <style:style style:name="P58" style:family="paragraph" style:parent-style-name="Heading_20_1" style:list-style-name="WWNum8">
      <style:paragraph-properties fo:margin-top="0.0429in" fo:margin-bottom="0.0429in" loext:contextual-spacing="false"/>
    </style:style>
    <style:style style:name="P59" style:family="paragraph" style:parent-style-name="Heading_20_3" style:list-style-name="WWNum8">
      <style:paragraph-properties fo:margin-top="0.1665in" fo:margin-bottom="0in" loext:contextual-spacing="false" fo:line-height="100%"/>
    </style:style>
    <style:style style:name="P6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font-variant="normal" fo:text-transform="none" fo:font-size="12pt" style:font-size-asian="12pt" style:font-size-complex="12pt"/>
    </style:style>
    <style:style style:name="T15" style:family="text">
      <style:text-properties fo:color="#336633" fo:font-size="14pt" style:font-size-asian="14pt" style:font-size-complex="14pt"/>
    </style:style>
    <style:style style:name="T16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7" style:family="text">
      <style:text-properties style:font-name="Verdana" fo:font-size="10pt" style:font-name-asian="Verdana1" style:font-size-asian="10pt" style:font-name-complex="Verdana1" style:font-size-complex="10pt"/>
    </style:style>
    <style:style style:name="T18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2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3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4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5" style:family="text">
      <style:text-properties fo:font-variant="small-caps" fo:color="#336633" fo:font-size="16pt" style:font-size-asian="16pt" style:font-size-complex="16pt"/>
    </style:style>
    <style:style style:name="T26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7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fo:color="#1155cc" style:font-name="Consolas" style:text-underline-style="solid" style:text-underline-width="auto" style:text-underline-color="font-color" fo:background-color="#f8f8f8" loext:char-shading-value="0" style:font-name-asian="Consolas1" style:font-name-complex="Consolas1"/>
    </style:style>
    <style:style style:name="T31" style:family="text">
      <style:text-properties style:text-underline-style="none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fo:color="#000080" style:font-name="Consolas" fo:background-color="#f8f8f8" loext:char-shading-value="0" style:font-name-asian="Consolas1" style:font-name-complex="Consolas1"/>
    </style:style>
    <style:style style:name="T34" style:family="text">
      <style:text-properties fo:color="#008080" style:font-name="Consolas" fo:background-color="#f8f8f8" loext:char-shading-value="0" style:font-name-asian="Consolas1" style:font-name-complex="Consolas1"/>
    </style:style>
    <style:style style:name="T35" style:family="text">
      <style:text-properties fo:color="#dd1144" style:font-name="Consolas" fo:background-color="#f8f8f8" loext:char-shading-value="0" style:font-name-asian="Consolas1" style:font-name-complex="Consolas1"/>
    </style:style>
    <style:style style:name="T36" style:family="text">
      <style:text-properties fo:font-weight="bold" style:font-weight-asian="bold"/>
    </style:style>
    <style:style style:name="T37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bookmark text:name="_aczyuw2yex2w"/><text:span text:style-name="T1">Desarrollo Web en Entorno Cliente</text:span><text:span text:style-name="T3"><text:line-break/></text:span><text:span text:style-name="T4">UD 14. Introducción a Vue 2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ctualizado Enero 2021</text:span></text:p>
      <text:p text:style-name="P5"/>
      <text:p text:style-name="P4"><text:span text:style-name="T15">Licencia</text:span></text:p>
      <text:p text:style-name="P7"/>
      <text:p text:style-name="P6"><text:span text:style-name="T16">Reconocimiento – NoComercial - CompartirIgual (BY-NC-SA)</text:span><text:span text:style-name="T17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8">Nomenclatura</text:span></text:p>
      <text:p text:style-name="P9"><text:span text:style-name="T9">A lo largo de este tema se utilizarán distintos símbolos para distinguir elementos importantes dentro del contenido. Estos símbolos son:</text:span></text:p>
      <text:p text:style-name="P10"/>
      <text:p text:style-name="P11"><text:span text:style-name="T19">📖 </text:span><text:span text:style-name="T10">Importante</text:span></text:p>
      <text:p text:style-name="P12"><text:soft-page-break/></text:p>
      <text:p text:style-name="P11"><text:span text:style-name="T20">❕</text:span><text:span text:style-name="T11"> </text:span><text:span text:style-name="T10">Atención</text:span></text:p>
      <text:p text:style-name="P12"/>
      <text:p text:style-name="P11"><text:span text:style-name="T12">💬</text:span><text:span text:style-name="T10"> Interesante</text:span></text:p>
      <text:p text:style-name="P55"/>
      <text:p text:style-name="P13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22">1. </text:span><text:a xlink:type="simple" xlink:href="#_ge43nvu7ywtj" text:style-name="Index_20_Link" text:visited-style-name="Index_20_Link"><text:span text:style-name="T18">Introducción</text:span></text:a><text:span text:style-name="T18"><text:tab/>4</text:span></text:p>
          <text:p text:style-name="P22"><text:span text:style-name="T23">1.1. </text:span><text:a xlink:type="simple" xlink:href="#_pjbmxys2wmz0" text:style-name="Index_20_Link" text:visited-style-name="Index_20_Link"><text:span text:style-name="T18">¿Qué es programación reactiva?</text:span></text:a><text:span text:style-name="T18"><text:tab/>4</text:span></text:p>
          <text:p text:style-name="P22"><text:span text:style-name="T23">1.2. </text:span><text:a xlink:type="simple" xlink:href="#_ds1p1cqtsed" text:style-name="Index_20_Link" text:visited-style-name="Index_20_Link"><text:span text:style-name="T18">Acceso a los ejemplos presentados</text:span></text:a><text:span text:style-name="T18"><text:tab/>4</text:span></text:p>
          <text:p text:style-name="P19"><text:span text:style-name="T23">2. </text:span><text:a xlink:type="simple" xlink:href="#_63w9la2rzwtw" text:style-name="Index_20_Link" text:visited-style-name="Index_20_Link"><text:span text:style-name="T18">¿Preparar el sistema de desarrollo Vue a mano o utilizar Vue-CLI?</text:span></text:a><text:span text:style-name="T18"><text:tab/>4</text:span></text:p>
          <text:p text:style-name="P19"><text:span text:style-name="T23">3. </text:span><text:a xlink:type="simple" xlink:href="#_73f511xut55f" text:style-name="Index_20_Link" text:visited-style-name="Index_20_Link"><text:span text:style-name="T18">Depurando V</text:span></text:a><text:span text:style-name="T18">ue 2<text:tab/>5</text:span></text:p>
          <text:p text:style-name="P19"><text:span text:style-name="T23">4. </text:span><text:a xlink:type="simple" xlink:href="#_3z172ii5r09" text:style-name="Index_20_Link" text:visited-style-name="Index_20_Link"><text:span text:style-name="T18">Ejemplos prácticos con Vue 2</text:span></text:a><text:span text:style-name="T18"><text:tab/>5</text:span></text:p>
          <text:p text:style-name="P22"><text:span text:style-name="T23">4.1. </text:span><text:a xlink:type="simple" xlink:href="#_9jd8eglv6a7a" text:style-name="Index_20_Link" text:visited-style-name="Index_20_Link"><text:span text:style-name="T18">Ejemplo 01: Hola-mundo</text:span></text:a><text:span text:style-name="T18"><text:tab/>5</text:span></text:p>
          <text:p text:style-name="P22"><text:span text:style-name="T23">4.2. </text:span><text:a xlink:type="simple" xlink:href="#_wg06fvkv79by" text:style-name="Index_20_Link" text:visited-style-name="Index_20_Link"><text:span text:style-name="T18">Ejemplo 02: componente-tablas-de-multiplicar</text:span></text:a><text:span text:style-name="T18"><text:tab/>6</text:span></text:p>
          <text:p text:style-name="P22"><text:span text:style-name="T23">4.3. </text:span><text:a xlink:type="simple" xlink:href="#_c7c8pl71s66v" text:style-name="Index_20_Link" text:visited-style-name="Index_20_Link"><text:span text:style-name="T18">Ejemplo 03: consumir-api-axios</text:span></text:a><text:span text:style-name="T13"><text:tab/>6</text:span></text:p>
          <text:p text:style-name="P22"><text:span text:style-name="T23">4.4. </text:span><text:a xlink:type="simple" xlink:href="#_axnpy4tizo8r" text:style-name="Index_20_Link" text:visited-style-name="Index_20_Link"><text:span text:style-name="T13">Ejemplo 04: interpolación-atributos</text:span></text:a><text:span text:style-name="T13"><text:tab/>7</text:span></text:p>
          <text:p text:style-name="P22"><text:span text:style-name="T23">4.5. </text:span><text:a xlink:type="simple" xlink:href="#_sqe4gomazq9k" text:style-name="Index_20_Link" text:visited-style-name="Index_20_Link"><text:span text:style-name="T13">Ejemplo 05: directiva-v-html</text:span></text:a><text:span text:style-name="T13"><text:tab/>7</text:span></text:p>
          <text:p text:style-name="P22"><text:span text:style-name="T23">4.6. </text:span><text:a xlink:type="simple" xlink:href="#_nj5t7gxqderl" text:style-name="Index_20_Link" text:visited-style-name="Index_20_Link"><text:span text:style-name="T13">Ejemplo 06: lista-de-tareas</text:span></text:a><text:span text:style-name="T13"><text:tab/>7</text:span></text:p>
          <text:p text:style-name="P22"><text:span text:style-name="T23">4.7. </text:span><text:a xlink:type="simple" xlink:href="#_nmf14jgqo8vt" text:style-name="Index_20_Link" text:visited-style-name="Index_20_Link"><text:span text:style-name="T13">Ejemplo 07: simulación-chat-dos-usuarios</text:span></text:a><text:span text:style-name="T13"><text:tab/>7</text:span></text:p>
          <text:p text:style-name="P22"><text:span text:style-name="T23">4.8. </text:span><text:a xlink:type="simple" xlink:href="#_fwh7s1pknclt" text:style-name="Index_20_Link" text:visited-style-name="Index_20_Link"><text:span text:style-name="T13">Ejemplo 08: carrito-compra</text:span></text:a><text:span text:style-name="T13"><text:tab/>7</text:span></text:p>
          <text:p text:style-name="P22"><text:span text:style-name="T23">4.9. </text:span><text:a xlink:type="simple" xlink:href="#_76shg06p61x" text:style-name="Index_20_Link" text:visited-style-name="Index_20_Link"><text:span text:style-name="T13">Ejemplo 09: datos-artistas</text:span></text:a><text:span text:style-name="T13"><text:tab/>8</text:span></text:p>
          <text:p text:style-name="P19"><text:soft-page-break/><text:span text:style-name="T23">5. </text:span><text:a xlink:type="simple" xlink:href="#_sarsn2c1gnnl" text:style-name="Index_20_Link" text:visited-style-name="Index_20_Link"><text:span text:style-name="T13">Enlaces interesantes sobre Vue 2</text:span></text:a><text:span text:style-name="T13"><text:tab/>8</text:span></text:p>
          <text:p text:style-name="P19"><text:span text:style-name="T23">6. </text:span><text:a xlink:type="simple" xlink:href="#_5w5lr1hkztj" text:style-name="Index_20_Link" text:visited-style-name="Index_20_Link"><text:span text:style-name="T13">Bibliografía</text:span></text:a><text:span text:style-name="T13"><text:tab/>8</text:span></text:p>
          <text:p text:style-name="P20"><text:span text:style-name="T23">7. </text:span><text:a xlink:type="simple" xlink:href="#_g1qlmy5ta6mu" text:style-name="Index_20_Link" text:visited-style-name="Index_20_Link"><text:span text:style-name="T13">Autores (en orden alfabético)</text:span></text:a><text:span text:style-name="T13"><text:tab/>8</text:span></text:p>
        </text:index-body>
      </text:table-of-content>
      <text:p text:style-name="P17"><text:span text:style-name="T24">UD</text:span><text:span text:style-name="T25">14</text:span><text:span text:style-name="T26">.</text:span><text:span text:style-name="T25"> Introducción a Vue 2</text:span></text:p>
      <text:list xml:id="list3745137341" text:style-name="WWNum8">
        <text:list-item>
          <text:p text:style-name="P54"><text:bookmark text:name="_ge43nvu7ywtj"/>Introducción</text:p>
        </text:list-item>
      </text:list>
      <text:p text:style-name="Standard">Vue 2 JS <text:a xlink:type="simple" xlink:href="https://vuejs.org/" text:style-name="ListLabel_20_91" text:visited-style-name="ListLabel_20_91"><text:span text:style-name="T29">https://vuejs.org/</text:span></text:a> es un framework de Javascript orientado a facilitar el desarrollo de aplicaciones web, aplicaciones SPA (Single Page Application), etc. Una de las principales ventajas de usar Vue es que implementa lo que se llama un programación reactiva.</text:p>
      <text:list xml:id="list145839277272115" text:continue-numbering="true" text:style-name="WWNum8">
        <text:list-item>
          <text:list>
            <text:list-item>
              <text:p text:style-name="P50"><text:bookmark text:name="_pjbmxys2wmz0"/>¿Qué es programación reactiva?</text:p>
            </text:list-item>
          </text:list>
        </text:list-item>
      </text:list>
      <text:p text:style-name="Standard">De una forma muy simple, podemos decir que la programación reactiva es un paradigma de programación donde los cambios son propagados al resto del sistema.</text:p>
      <text:p text:style-name="Standard">Un ejemplo muy sencillo sería una etiqueta HTML que muestra el texto de una variable llamada “miVariable”. Al hacer un cambio en dicha variable, ese cambio se propaga automáticamente a todas las zonas de la aplicación</text:p>
      <text:p text:style-name="Standard">Para más información <text:a xlink:type="simple" xlink:href="https://en.wikipedia.org/wiki/Reactive_programming" text:style-name="ListLabel_20_91" text:visited-style-name="ListLabel_20_91"><text:span text:style-name="T29">https://en.wikipedia.org/wiki/Reactive_programming</text:span></text:a></text:p>
      <text:p text:style-name="Standard"><text:span text:style-name="T32">Esta unidad está basada en la presentación de ejemplos comentados</text:span>, así que este documento es más bien una guía de qué ejemplos visitar y en qué orden.</text:p>
      <text:p text:style-name="Standard">En algunos de los ejemplos se usa Bootstrap para el aspecto de la página <text:a xlink:type="simple" xlink:href="https://getbootstrap.com/" text:style-name="ListLabel_20_91" text:visited-style-name="ListLabel_20_91"><text:span text:style-name="T29">https://getbootstrap.com/</text:span></text:a> que habéis visto en el módulo “Desarrollo de interfaces Web”. Si no lo estáis cursando, no os preocupéis, no es necesario para realizar la unidad.</text:p>
      <text:p text:style-name="Standard">Aquí tenéis un tutorial interesante de Bootstrap <text:a xlink:type="simple" xlink:href="https://www.w3schools.com/bootstrap/" text:style-name="ListLabel_20_91" text:visited-style-name="ListLabel_20_91"><text:span text:style-name="T29">https://www.w3schools.com/bootstrap/</text:span></text:a></text:p>
      <text:list xml:id="list145837952675236" text:continue-numbering="true" text:style-name="WWNum8">
        <text:list-item>
          <text:list>
            <text:list-item>
              <text:p text:style-name="P50"><text:bookmark text:name="_ds1p1cqtsed"/>Acceso a los ejemplos presentados</text:p>
            </text:list-item>
          </text:list>
        </text:list-item>
      </text:list>
      <text:p text:style-name="Standard">Los ejemplos que han sido comentados para esta unidad están disponibles en el aula virtual e incluidos en mi cuenta de GitHub <text:a xlink:type="simple" xlink:href="https://github.com/sergarb1/Vuejs2-Examples" text:style-name="ListLabel_20_91" text:visited-style-name="ListLabel_20_91"><text:span text:style-name="T29">https://github.com/sergarb1/Vuejs2-Examples</text:span></text:a>.</text:p>
      <text:p text:style-name="Standard">Como extra, durante la unidad, os recomiendo que visitéis estos Screencast donde explican de manera visual cómo poner en marcha los ejemplos de la documentación oficial de Vue 2 <text:a xlink:type="simple" xlink:href="https://scrimba.com/g/glearnvue" text:style-name="ListLabel_20_91" text:visited-style-name="ListLabel_20_91"><text:span text:style-name="T29">https://scrimba.com/g/glearnvue</text:span></text:a></text:p>
      <text:list xml:id="list145838870350090" text:continue-numbering="true" text:style-name="WWNum8">
        <text:list-item>
          <text:p text:style-name="P54"><text:bookmark text:name="_63w9la2rzwtw"/>¿Preparar el sistema de desarrollo Vue a mano o utilizar Vue-CLI?</text:p>
        </text:list-item>
      </text:list>
      <text:p text:style-name="Standard">En los distintos ejemplos presentados, gestionaremos a mano los paquetes necesarios a instalar mediante NPM, la configuración de Webpack, la inclusión de la biblioteca Vue mediante CDN, la inclusión de distintas bibliotecas, componentes, etc.</text:p>
      <text:p text:style-name="Standard">El motivo de hacerlo “a mano” es que visitar los ejemplos os ayude a comprender cómo está montado todo por debajo, que está pasando, que hace cada biblioteca, etc.</text:p>
      <text:p text:style-name="Standard">No obstante, a efectos prácticos, existe la herramienta “Vue CLI” (VUE Command Line Interface) que nos permite crear y configurar proyectos Vue de forma sencilla, con todo lo necesario para funcionar desde ya <text:a xlink:type="simple" xlink:href="https://cli.vuejs.org/" text:style-name="ListLabel_20_91" text:visited-style-name="ListLabel_20_91"><text:span text:style-name="T29">https://cli.vuejs.org/</text:span></text:a>. </text:p>
      <text:p text:style-name="Standard">Aunque en esta unidad no la trataremos, una vez estéis familiarizados con proyectos, <text:s/>recomendamos su uso. Además podéis utilizarla para las prácticas propuestas si lo estimáis conveniente. </text:p>
      <text:p text:style-name="Standard">Aquí enlazo un video tutorial de Vue CLI” <text:a xlink:type="simple" xlink:href="https://www.youtube.com/watch?v=6V9AZ93I_rg" text:style-name="ListLabel_20_91" text:visited-style-name="ListLabel_20_91"><text:span text:style-name="T29">https://www.youtube.com/watch?v=6V9AZ93I_rg</text:span></text:a></text:p>
      <text:list xml:id="list145839161090709" text:continue-numbering="true" text:style-name="WWNum8">
        <text:list-item>
          <text:p text:style-name="P56"><text:bookmark text:name="_73f511xut55f"/>Depurando Vue 2</text:p>
        </text:list-item>
      </text:list>
      <text:p text:style-name="P23">Para facilitar la depuración de aplicaciones que usen Vue, se recomienda el uso de la extensión del navegador “Vue Devtools”. La tenéis disponible en <text:a xlink:type="simple" xlink:href="https://github.com/vuejs/vue-devtools" text:style-name="ListLabel_20_91" text:visited-style-name="ListLabel_20_91"><text:span text:style-name="T29">https://github.com/vuejs/vue-devtools</text:span></text:a></text:p>
      <text:p text:style-name="P23"><text:soft-page-break/>Más información sobre su uso en este video <text:a xlink:type="simple" xlink:href="https://www.youtube.com/watch?v=wBtNNomNGVc" text:style-name="ListLabel_20_91" text:visited-style-name="ListLabel_20_91"><text:span text:style-name="T29">https://www.youtube.com/watch?v=wBtNNomNGVc</text:span></text:a></text:p>
      <text:list xml:id="list145838236703926" text:continue-numbering="true" text:style-name="WWNum8">
        <text:list-item>
          <text:p text:style-name="P56"><text:bookmark text:name="_3z172ii5r09"/>Ejemplos prácticos con Vue 2</text:p>
        </text:list-item>
      </text:list>
      <text:p text:style-name="P24">Antes de empezar, es de recomendada lectura la guía de inicio de la propia documentación de Vue 2<text:a xlink:type="simple" xlink:href="https://vuejs.org/v2/guide/" text:style-name="ListLabel_20_92" text:visited-style-name="ListLabel_20_92"> </text:a><text:a xlink:type="simple" xlink:href="https://vuejs.org/v2/guide/" text:style-name="ListLabel_20_91" text:visited-style-name="ListLabel_20_91"><text:span text:style-name="T29">https://vuejs.org/v2/guide/</text:span></text:a> (inglés) o<text:a xlink:type="simple" xlink:href="https://es-vuejs.github.io/vuejs.org/v2/guide/" text:style-name="ListLabel_20_92" text:visited-style-name="ListLabel_20_92"> </text:a><text:a xlink:type="simple" xlink:href="https://es-vuejs.github.io/vuejs.org/v2/guide/" text:style-name="ListLabel_20_91" text:visited-style-name="ListLabel_20_91"><text:span text:style-name="T29">https://es-vuejs.github.io/vuejs.org/v2/guide/</text:span></text:a> (castellano). Vuelvo a recordar, que como extra os recomiendo que visitéis estos Screencast donde explican de manera visual cómo poner en marcha los ejemplos de la documentación oficial de Vue 2 <text:a xlink:type="simple" xlink:href="https://scrimba.com/g/glearnvue" text:style-name="ListLabel_20_91" text:visited-style-name="ListLabel_20_91"><text:span text:style-name="T29">https://scrimba.com/g/glearnvue</text:span></text:a></text:p>
      <text:p text:style-name="P23">A continuación comentamos los ejemplos que he preparado en el orden de visita recomendado. Cada vez que se trata un elemento nuevo de Vue, se incluye un enlace a la ayuda donde explica dicho elemento.</text:p>
      <text:list xml:id="list145839260343039" text:continue-numbering="true" text:style-name="WWNum8">
        <text:list-item>
          <text:list>
            <text:list-item>
              <text:p text:style-name="P51"><text:bookmark text:name="_9jd8eglv6a7a"/>Ejemplo 01: Hola-mundo</text:p>
            </text:list-item>
          </text:list>
        </text:list-item>
      </text:list>
      <text:p text:style-name="P23">Ejemplo de aplicación sencilla hola mundo. En esta aplicación se muestran aspectos básicos como la creación de una aplicación Vue, su enlace a un contenedor donde será válida, la inclusión de bibliotecas y la asociación de un evento clic a un botón.</text:p>
      <text:p text:style-name="P23">Ahí vemos uno de los principios de Vue: modificar el valor de una variable hace que automáticamente se <text:s/>actualice el nuevo valor en todos los lugares que aparece dicha variable.</text:p>
      <text:p text:style-name="P23">A la hora de configurarlo, hemos seguido la tónica que seguiremos en posteriores ejemplos:</text:p>
      <text:list xml:id="list3798104116" text:style-name="WWNum9">
        <text:list-item>
          <text:p text:style-name="P25">Hemos incluido “Vue” mediante un CDN. Esto se ha hecho porque el uso de CDN (en producción) aumenta su velocidad, al estar habitualmente cacheados por los ISP.</text:p>
          <text:list>
            <text:list-item>
              <text:p text:style-name="P40">Por defecto, se enlaza a Vue en versión desarrollo, para poder realizar depuración utilizando “Vue Devtools”.</text:p>
              <text:list>
                <text:list-item>
                  <text:p text:style-name="P47"><text:s text:c="2"/><text:span text:style-name="T33">&lt;script </text:span><text:span text:style-name="T34">src</text:span><text:span text:style-name="T33">=</text:span><text:span text:style-name="T35">"https://vuejs.org/js/vue.js"</text:span><text:span text:style-name="T33">&gt;&lt;/script&gt;</text:span></text:p>
                </text:list-item>
              </text:list>
            </text:list-item>
            <text:list-item>
              <text:p text:style-name="P40">Para ponerlo en producción, quitar el script anterior y enlazar al CDN minimizado.</text:p>
              <text:list>
                <text:list-item>
                  <text:p text:style-name="P48"><text:span text:style-name="T33">&lt;script </text:span><text:span text:style-name="T34">src</text:span><text:span text:style-name="T33">=</text:span><text:span text:style-name="T35">"</text:span><text:a xlink:type="simple" xlink:href="https://cdn.jsdelivr.net/npm/vue" text:style-name="ListLabel_20_93" text:visited-style-name="ListLabel_20_93"><text:span text:style-name="T30">https://cdn.jsdelivr.net/npm/vue</text:span></text:a><text:span text:style-name="T35">"</text:span><text:span text:style-name="T33">&gt;&lt;/script&gt;</text:span></text:p>
                </text:list-item>
              </text:list>
            </text:list-item>
            <text:list-item>
              <text:p text:style-name="P41">El resto de bibliotecas si están en local (Webpack, Babel, ESLint, etc.)</text:p>
            </text:list-item>
            <text:list-item>
              <text:p text:style-name="P41">Los fuentes están en la carpeta “src” y los ficheros generados se guardar en la carpeta “dist”</text:p>
            </text:list-item>
            <text:list-item>
              <text:p text:style-name="P41">Al construir la aplicación para su distribución, usamos comando“npm run build”.</text:p>
            </text:list-item>
            <text:list-item>
              <text:p text:style-name="P41">Para hacer pruebas, utilizaremos el comando “npm run server” que lanzará nuestro código en un pequeño servidor web para realizar pruebas y se actualizará automáticamente con cada cambio que hagamos.</text:p>
            </text:list-item>
          </text:list>
        </text:list-item>
      </text:list>
      <text:p text:style-name="P49"/>
      <text:list xml:id="list145838911103562" text:continue-list="list145839260343039" text:style-name="WWNum8">
        <text:list-item>
          <text:list>
            <text:list-item>
              <text:list>
                <text:list-item>
                  <text:p text:style-name="P59"><text:bookmark text:name="_t283lod5mvse"/><text:s/>Enlaces a novedades del ejemplo</text:p>
                </text:list-item>
              </text:list>
            </text:list-item>
          </text:list>
        </text:list-item>
      </text:list>
      <text:list xml:id="list1196050972" text:style-name="WWNum5">
        <text:list-item>
          <text:p text:style-name="P27">Guía de inicio: <text:a xlink:type="simple" xlink:href="https://vuejs.org/v2/guide/" text:style-name="ListLabel_20_91" text:visited-style-name="ListLabel_20_91"><text:span text:style-name="T29">https://vuejs.org/v2/guide/</text:span></text:a></text:p>
        </text:list-item>
        <text:list-item>
          <text:p text:style-name="P35">Manejo de eventos: <text:a xlink:type="simple" xlink:href="https://vuejs.org/v2/guide/events.html" text:style-name="ListLabel_20_91" text:visited-style-name="ListLabel_20_91"><text:span text:style-name="T29">https://vuejs.org/v2/guide/events.html</text:span></text:a></text:p>
        </text:list-item>
      </text:list>
      <text:list xml:id="list145838587832846" text:continue-list="list145838911103562" text:style-name="WWNum8">
        <text:list-item>
          <text:list>
            <text:list-item>
              <text:p text:style-name="P52"><text:bookmark text:name="_wg06fvkv79by"/><text:soft-page-break/><text:s/>Ejemplo 02: componente-tablas-de-multiplicar</text:p>
            </text:list-item>
          </text:list>
        </text:list-item>
      </text:list>
      <text:p text:style-name="P23">En esta aplicación, se introducen conceptos importantes como la creación de componentes re-utilizables en Vue, el uso de v-model para enlazar el valor de un elemento HTML con una variable (los cambios en el elemento modifican el valor de la variable y viceversa), el uso de v-for para repetir código y el uso de v-show para decidir si algún elemento HTML se muestra o no.</text:p>
      <text:p text:style-name="P23">En este ejemplo, introducimos el formato de componentes <text:span text:style-name="T36">SFC </text:span>(Single File Component). Este formato nos permite definir en un único fichero todo lo necesario para incluir un componente Vue y que sea utilizado por la aplicación. En el ejemplo el componente está en el fichero <text:span text:style-name="T36">“ComponenteTabla.vue”</text:span>. El formato SFC lo podéis encontrar explicado con ejemplos en <text:a xlink:type="simple" xlink:href="https://lenguajejs.com/vuejs/componentes/archivos-vue/" text:style-name="ListLabel_20_91" text:visited-style-name="ListLabel_20_91"><text:span text:style-name="T29">https://lenguajejs.com/vuejs/componentes/archivos-vue/</text:span></text:a></text:p>
      <text:p text:style-name="P23">Para facilitar la carga de estos componentes utilizando Webpack, hemos utilizado la biblioteca “vue-loader” <text:a xlink:type="simple" xlink:href="https://vue-loader.vuejs.org/guide/" text:style-name="ListLabel_20_91" text:visited-style-name="ListLabel_20_91"><text:span text:style-name="T29">https://vue-loader.vuejs.org/guide/</text:span></text:a></text:p>
      <text:p text:style-name="P23">Si queréis instalar “Vue Loader” en algún proyecto, podemos hacerlo con la orden "npm install vue vue-loader vue-template-compiler css-loader"</text:p>
      <text:p text:style-name="P23">En el ejemplo presentado la instalación y configuración ha sido manual. Los ficheros “package.json” y “webpack.config.js” se han adaptado para el uso de “Vue Loader” siguiendo el ejemplo disponible en el sitio web <text:a xlink:type="simple" xlink:href="https://vue-loader.vuejs.org/guide/#manual-setup" text:style-name="ListLabel_20_91" text:visited-style-name="ListLabel_20_91"><text:span text:style-name="T29">https://vue-loader.vuejs.org/guide/#manual-setup</text:span></text:a></text:p>
      <text:p text:style-name="P23">Otra opción para poder realizar de forma sencilla la configuración de “Vue Loader” sería utilizar “Vue CLI” que facilita mucho esta y otras tareas tal como hemos comentado en el punto 3.</text:p>
      <text:list xml:id="list145840070968146" text:continue-numbering="true" text:style-name="WWNum8">
        <text:list-item>
          <text:list>
            <text:list-item>
              <text:list>
                <text:list-item>
                  <text:p text:style-name="P59"><text:bookmark text:name="_mw0i82i4bymm"/>Enlaces a novedades del ejemplo</text:p>
                </text:list-item>
              </text:list>
            </text:list-item>
          </text:list>
        </text:list-item>
      </text:list>
      <text:list xml:id="list2285372448" text:style-name="WWNum10">
        <text:list-item>
          <text:p text:style-name="P28">v-model: <text:a xlink:type="simple" xlink:href="https://vuejs.org/v2/guide/forms.html" text:style-name="ListLabel_20_91" text:visited-style-name="ListLabel_20_91"><text:span text:style-name="T29">https://vuejs.org/v2/guide/forms.html</text:span></text:a></text:p>
        </text:list-item>
        <text:list-item>
          <text:p text:style-name="P28">v-for: <text:a xlink:type="simple" xlink:href="https://vuejs.org/v2/guide/list.html#v-for-with-a-Range" text:style-name="ListLabel_20_91" text:visited-style-name="ListLabel_20_91"><text:span text:style-name="T29">https://vuejs.org/v2/guide/list.html#v-for-with-a-Range</text:span></text:a></text:p>
        </text:list-item>
        <text:list-item>
          <text:p text:style-name="P28">v-show: <text:a xlink:type="simple" xlink:href="https://vuejs.org/v2/guide/conditional.html#v-show" text:style-name="ListLabel_20_91" text:visited-style-name="ListLabel_20_91"><text:span text:style-name="T29">https://vuejs.org/v2/guide/conditional.html#v-show</text:span></text:a></text:p>
        </text:list-item>
        <text:list-item>
          <text:p text:style-name="P36">Componentes Vue: <text:a xlink:type="simple" xlink:href="https://vuejs.org/v2/guide/components.html" text:style-name="ListLabel_20_91" text:visited-style-name="ListLabel_20_91"><text:span text:style-name="T29">https://vuejs.org/v2/guide/components.html</text:span></text:a></text:p>
        </text:list-item>
      </text:list>
      <text:list xml:id="list145838090196068" text:continue-list="list145840070968146" text:style-name="WWNum8">
        <text:list-item>
          <text:list>
            <text:list-item>
              <text:p text:style-name="P52"><text:bookmark text:name="_c7c8pl71s66v"/>Ejemplo 03: consumir-api-axios</text:p>
            </text:list-item>
          </text:list>
        </text:list-item>
      </text:list>
      <text:p text:style-name="P23">Ejemplo donde mediante la biblioteca Axios, se consulta mediante una petición asíncrona (AJAX) una API que devuelve información en formato JSON y se muestra por pantalla. El funcionamiento es análogo a otras bibliotecas que hemos visto para usar AJAX.</text:p>
      <text:p text:style-name="P23">La petición AJAX se realiza cuando se lanza el evento “<text:span text:style-name="T36">mounted</text:span>” que indica que la aplicación Vue se ha montado. Más información sobre mounted y el ciclo de vida de las aplicaciones Vue en <text:a xlink:type="simple" xlink:href="https://codingpotions.com/vue-ciclo-vida" text:style-name="ListLabel_20_91" text:visited-style-name="ListLabel_20_91"><text:span text:style-name="T29">https://codingpotions.com/vue-ciclo-vida</text:span></text:a>.</text:p>
      <text:p text:style-name="P23"/>
      <text:list xml:id="list145839065473988" text:continue-numbering="true" text:style-name="WWNum8">
        <text:list-item>
          <text:list>
            <text:list-item>
              <text:list>
                <text:list-item>
                  <text:p text:style-name="P59"><text:bookmark text:name="_l1caev2xii04"/>Enlaces a novedades del ejemplo</text:p>
                </text:list-item>
              </text:list>
            </text:list-item>
          </text:list>
        </text:list-item>
      </text:list>
      <text:list xml:id="list494159660" text:style-name="WWNum7">
        <text:list-item>
          <text:p text:style-name="P29">Ciclo de vida y eventos existentes al ser creada una aplicación Vue:</text:p>
          <text:list>
            <text:list-item>
              <text:p text:style-name="P42"><text:a xlink:type="simple" xlink:href="https://vuejs.org/v2/guide/instance.html#Instance-Lifecycle-Hooks" text:style-name="ListLabel_20_91" text:visited-style-name="ListLabel_20_91"><text:span text:style-name="T29">https://vuejs.org/v2/guide/instance.html#Instance-Lifecycle-Hooks</text:span></text:a></text:p>
            </text:list-item>
          </text:list>
        </text:list-item>
        <text:list-item>
          <text:p text:style-name="P29">Biblioteca Axios: <text:a xlink:type="simple" xlink:href="https://github.com/axios/axios" text:style-name="ListLabel_20_91" text:visited-style-name="ListLabel_20_91"><text:span text:style-name="T29">https://github.com/axios/axios</text:span></text:a></text:p>
        </text:list-item>
        <text:list-item>
          <text:p text:style-name="P29">Ejemplos Axios con Vue:</text:p>
          <text:list>
            <text:list-item>
              <text:p text:style-name="P44"><text:soft-page-break/><text:a xlink:type="simple" xlink:href="https://es.vuejs.org/v2/cookbook/using-axios-to-consume-apis.html" text:style-name="ListLabel_20_91" text:visited-style-name="ListLabel_20_91"><text:span text:style-name="T29">https://es.vuejs.org/v2/cookbook/using-axios-to-consume-apis.html</text:span></text:a></text:p>
            </text:list-item>
          </text:list>
        </text:list-item>
      </text:list>
      <text:list xml:id="list145838689508741" text:continue-list="list145839065473988" text:style-name="WWNum8">
        <text:list-item>
          <text:list>
            <text:list-item>
              <text:p text:style-name="P52"><text:bookmark text:name="_axnpy4tizo8r"/>Ejemplo 04: interpolación-atributos</text:p>
            </text:list-item>
          </text:list>
        </text:list-item>
      </text:list>
      <text:p text:style-name="P23">Ejemplo donde valiéndose entre el enlace de atributos a variables usando <text:span text:style-name="T36">v-bind</text:span>. </text:p>
      <text:p text:style-name="P23"><text:span text:style-name="T36">Importante:</text:span> al contrario que en v-model, que el enlace es bidireccional, usando <text:span text:style-name="T36">v-bind </text:span>se enlaza el valor de la variable al atributo, pero no al revés. Con ello se puede conseguir ciertos efectos muy útiles.</text:p>
      <text:list xml:id="list145838492754093" text:continue-numbering="true" text:style-name="WWNum8">
        <text:list-item>
          <text:list>
            <text:list-item>
              <text:list>
                <text:list-item>
                  <text:p text:style-name="P59"><text:bookmark text:name="_80l21xyjp31c"/>Enlaces a novedades del ejemplo</text:p>
                </text:list-item>
              </text:list>
            </text:list-item>
          </text:list>
        </text:list-item>
      </text:list>
      <text:list xml:id="list1479495452" text:style-name="WWNum4">
        <text:list-item>
          <text:p text:style-name="P30">v-bind: Ejemplo que enlaza class con v-bind</text:p>
          <text:list>
            <text:list-item>
              <text:p text:style-name="P45"><text:a xlink:type="simple" xlink:href="https://vuejs.org/v2/guide/class-and-style.html" text:style-name="ListLabel_20_91" text:visited-style-name="ListLabel_20_91"><text:span text:style-name="T29">https://vuejs.org/v2/guide/class-and-style.html</text:span></text:a></text:p>
            </text:list-item>
          </text:list>
        </text:list-item>
      </text:list>
      <text:list xml:id="list145838870934306" text:continue-list="list145838492754093" text:style-name="WWNum8">
        <text:list-item>
          <text:list>
            <text:list-item>
              <text:p text:style-name="P52"><text:bookmark text:name="_sqe4gomazq9k"/>Ejemplo 05: directiva-v-html</text:p>
            </text:list-item>
          </text:list>
        </text:list-item>
      </text:list>
      <text:p text:style-name="P23">Ejemplo que sencillamente usa <text:span text:style-name="T36">v-html</text:span> para mostrar contenido de variables como HTML.</text:p>
      <text:list xml:id="list145839149421902" text:continue-numbering="true" text:style-name="WWNum8">
        <text:list-item>
          <text:list>
            <text:list-item>
              <text:list>
                <text:list-item>
                  <text:p text:style-name="P59"><text:bookmark text:name="_3zfk0465mqiv"/>Enlaces a novedades del ejemplo</text:p>
                </text:list-item>
              </text:list>
            </text:list-item>
          </text:list>
        </text:list-item>
      </text:list>
      <text:list xml:id="list1156451890" text:style-name="WWNum6">
        <text:list-item>
          <text:p text:style-name="P37">v-html:<text:a xlink:type="simple" xlink:href="https://vuejs.org/v2/guide/syntax.html#Raw-HTML" text:style-name="ListLabel_20_91" text:visited-style-name="ListLabel_20_91"><text:span text:style-name="T29"> https://vuejs.org/v2/guide/syntax.html#Raw-HTML</text:span></text:a></text:p>
        </text:list-item>
      </text:list>
      <text:list xml:id="list145839744844852" text:continue-list="list145839149421902" text:style-name="WWNum8">
        <text:list-item>
          <text:list>
            <text:list-item>
              <text:p text:style-name="P52"><text:bookmark text:name="_nj5t7gxqderl"/>Ejemplo 06: lista-de-tareas</text:p>
            </text:list-item>
          </text:list>
        </text:list-item>
      </text:list>
      <text:p text:style-name="P23">Ejemplo de aplicación para añadir tareas, marcar si se han realizado, etc.</text:p>
      <text:p text:style-name="P23">Introduce en el ejemplo el uso de<text:span text:style-name="T36"> v-if</text:span>, similar a v-show. La diferencia entre ambas directivas es la siguiente:</text:p>
      <text:list xml:id="list1267537202" text:style-name="WWNum11">
        <text:list-item>
          <text:p text:style-name="P26">Si <text:span text:style-name="T36">v-if</text:span> no se cumple, el elemento no está en el DOM</text:p>
        </text:list-item>
        <text:list-item>
          <text:p text:style-name="P39">Si <text:span text:style-name="T36">v-show</text:span> no se cumple, el elemento si está en el DOM pero no es visible.</text:p>
        </text:list-item>
      </text:list>
      <text:p text:style-name="P23">Para que haya persistencia de la información, se usa localStorage de Javascript. Para cargarlo al inicio, se carga con el evento <text:span text:style-name="T36">mounted</text:span> Para saber cuándo guardar los cambios en localStorage, se introduce un <text:span text:style-name="T32">watcher</text:span> a la variable “tareas”. Este watcher que detecta que se modifica esta variable, lanza una acción guardando su contenido en localStorage.</text:p>
      <text:list xml:id="list145838468264481" text:continue-list="list145839744844852" text:style-name="WWNum8">
        <text:list-item>
          <text:list>
            <text:list-item>
              <text:list>
                <text:list-item>
                  <text:p text:style-name="P59"><text:bookmark text:name="_q9nrhpb8l555"/>Enlaces a novedades del ejemplo</text:p>
                </text:list-item>
              </text:list>
            </text:list-item>
          </text:list>
        </text:list-item>
      </text:list>
      <text:list xml:id="list145838563827891" text:continue-list="list1156451890" text:style-name="WWNum6">
        <text:list-item>
          <text:p text:style-name="P31">v-if: <text:a xlink:type="simple" xlink:href="https://v1.vuejs.org/guide/conditional.html" text:style-name="ListLabel_20_91" text:visited-style-name="ListLabel_20_91"><text:span text:style-name="T29">https://v1.vuejs.org/guide/conditional.html</text:span></text:a></text:p>
        </text:list-item>
        <text:list-item>
          <text:p text:style-name="P37">watchers: <text:a xlink:type="simple" xlink:href="https://vuejs.org/v2/guide/computed.html#Watchers" text:style-name="ListLabel_20_91" text:visited-style-name="ListLabel_20_91"><text:span text:style-name="T29">https://vuejs.org/v2/guide/computed.html#Watchers</text:span></text:a></text:p>
        </text:list-item>
      </text:list>
      <text:list xml:id="list145839179960508" text:continue-list="list145838468264481" text:style-name="WWNum8">
        <text:list-item>
          <text:list>
            <text:list-item>
              <text:p text:style-name="P52"><text:bookmark text:name="_nmf14jgqo8vt"/>Ejemplo 07: simulación-chat-dos-usuarios</text:p>
            </text:list-item>
          </text:list>
        </text:list-item>
      </text:list>
      <text:p text:style-name="P24"><text:soft-page-break/>Aplicación que usando conceptos vistos anteriormente, simula el chat entre dos usuarios.</text:p>
      <text:list xml:id="list145839273018950" text:continue-numbering="true" text:style-name="WWNum8">
        <text:list-item>
          <text:list>
            <text:list-item>
              <text:p text:style-name="P51"><text:bookmark text:name="_fwh7s1pknclt"/>Ejemplo 08: carrito-compra</text:p>
            </text:list-item>
          </text:list>
        </text:list-item>
      </text:list>
      <text:p text:style-name="P24">Aplicación que usando conceptos anteriores, pide al usuario que haga “login”. El usuario por defecto que se espera es “admin” y su contraseña es “admin”. Una vez realizado el login, el ejemplo nos permite elegir productos para nuestro carrito de la compra.</text:p>
      <text:list xml:id="list145838996966173" text:continue-numbering="true" text:style-name="WWNum8">
        <text:list-item>
          <text:list>
            <text:list-item>
              <text:p text:style-name="P51"><text:bookmark text:name="_76shg06p61x"/>Ejemplo 09: datos-artistas</text:p>
            </text:list-item>
          </text:list>
        </text:list-item>
      </text:list>
      <text:p text:style-name="P24">Aplicación que permite consultar datos de artistas y sus discografías, así como añadir nuevos artistas. Como principal novedad, usa los componentes router-link y router-view para con ello recibir información a partir de la ruta del navegador. También hemos utilizado VueX para compartir datos de forma reactiva entre componentes (se comparten datos de artistas entre componente “Inicio.vue” y “Artista.vue”.</text:p>
      <text:list xml:id="list145838151828690" text:continue-numbering="true" text:style-name="WWNum8">
        <text:list-item>
          <text:list>
            <text:list-item>
              <text:list>
                <text:list-item>
                  <text:p text:style-name="P59"><text:bookmark text:name="_xiflguj6vku7"/>Enlaces a novedades del ejemplo</text:p>
                </text:list-item>
              </text:list>
            </text:list-item>
          </text:list>
        </text:list-item>
      </text:list>
      <text:list xml:id="list1429562019" text:style-name="WWNum1">
        <text:list-item>
          <text:p text:style-name="P32">Guía para realizar routing: <text:a xlink:type="simple" xlink:href="https://vuejs.org/v2/guide/routing.html" text:style-name="ListLabel_20_91" text:visited-style-name="ListLabel_20_91"><text:span text:style-name="T29">https://vuejs.org/v2/guide/routing.html</text:span></text:a></text:p>
        </text:list-item>
        <text:list-item>
          <text:p text:style-name="P32">Componente router: router-link y router-viewer: <text:a xlink:type="simple" xlink:href="https://router.vuejs.org/api/" text:style-name="ListLabel_20_91" text:visited-style-name="ListLabel_20_91"><text:span text:style-name="T29">https://router.vuejs.org/api/</text:span></text:a></text:p>
        </text:list-item>
        <text:list-item>
          <text:p text:style-name="P32">Guía para usar Vuex <text:a xlink:type="simple" xlink:href="https://vuex.vuejs.org/guide/" text:style-name="ListLabel_20_91" text:visited-style-name="ListLabel_20_91"><text:span text:style-name="T29">https://vuex.vuejs.org/guide/</text:span></text:a></text:p>
        </text:list-item>
        <text:list-item>
          <text:p text:style-name="P38">Mutaciones en Vuex <text:a xlink:type="simple" xlink:href="https://vuex.vuejs.org/guide/mutations.html" text:style-name="ListLabel_20_91" text:visited-style-name="ListLabel_20_91"><text:span text:style-name="T29">https://vuex.vuejs.org/guide/mutations.html</text:span></text:a></text:p>
        </text:list-item>
      </text:list>
      <text:list xml:id="list145838712172572" text:continue-list="list145838151828690" text:style-name="WWNum8">
        <text:list-item>
          <text:p text:style-name="P57"><text:bookmark text:name="_sarsn2c1gnnl"/>Enlaces interesantes sobre Vue 2</text:p>
        </text:list-item>
      </text:list>
      <text:list xml:id="list1422378240" text:style-name="WWNum2">
        <text:list-item>
          <text:p text:style-name="P33">Curso iniciación a Vue 2 <text:a xlink:type="simple" xlink:href="https://scrimba.com/g/glearnvue" text:style-name="ListLabel_20_91" text:visited-style-name="ListLabel_20_91"><text:span text:style-name="T29">https://scrimba.com/g/glearnvue</text:span></text:a></text:p>
        </text:list-item>
        <text:list-item>
          <text:p text:style-name="P33">Guía de Vue 2 en inglés <text:a xlink:type="simple" xlink:href="https://vuejs.org/v2/guide/" text:style-name="ListLabel_20_91" text:visited-style-name="ListLabel_20_91"><text:span text:style-name="T29">https://vuejs.org/v2/guide/</text:span></text:a></text:p>
        </text:list-item>
        <text:list-item>
          <text:p text:style-name="P33">Guía de Vue 2 en castellano <text:a xlink:type="simple" xlink:href="https://es-vuejs.github.io/vuejs.org/v2/guide/" text:style-name="ListLabel_20_91" text:visited-style-name="ListLabel_20_91"><text:span text:style-name="T29">https://es-vuejs.github.io/vuejs.org/v2/guide/</text:span></text:a></text:p>
        </text:list-item>
        <text:list-item>
          <text:p text:style-name="P33">Videos de Vue Alfredo Profesor (Dos playlist)</text:p>
          <text:list>
            <text:list-item>
              <text:p text:style-name="P43"><text:a xlink:type="simple" xlink:href="https://www.youtube.com/playlist?list=PL7VXpoQP1k27nOnbERp6hc3cT1Yc4HFvB" text:style-name="ListLabel_20_91" text:visited-style-name="ListLabel_20_91"><text:span text:style-name="T29">https://www.youtube.com/playlist?list=PL7VXpoQP1k27nOnbERp6hc3cT1Yc4HFvB</text:span></text:a></text:p>
            </text:list-item>
            <text:list-item>
              <text:p text:style-name="P43"><text:a xlink:type="simple" xlink:href="https://www.youtube.com/playlist?list=PL7VXpoQP1k247QUTTxHcYBNyCg1j2ALfD" text:style-name="ListLabel_20_91" text:visited-style-name="ListLabel_20_91"><text:span text:style-name="T29">https://www.youtube.com/playlist?list=PL7VXpoQP1k247QUTTxHcYBNyCg1j2ALfD</text:span></text:a></text:p>
            </text:list-item>
          </text:list>
        </text:list-item>
        <text:list-item>
          <text:p text:style-name="P33">How to build a SPA with Vue 2</text:p>
          <text:list>
            <text:list-item>
              <text:p text:style-name="P43"><text:a xlink:type="simple" xlink:href="https://scotch.io/tutorials/how-to-build-a-simple-single-page-application-using-vue-2-part-1" text:style-name="ListLabel_20_91" text:visited-style-name="ListLabel_20_91"><text:span text:style-name="T29">https://scotch.io/tutorials/how-to-build-a-simple-single-page-application-using-vue-2-part-1</text:span></text:a></text:p>
            </text:list-item>
          </text:list>
        </text:list-item>
        <text:list-item>
          <text:p text:style-name="P33">Learn Vue 2 Step by Step <text:a xlink:type="simple" xlink:href="https://laracasts.com/series/learn-vue-2-step-by-step" text:style-name="ListLabel_20_91" text:visited-style-name="ListLabel_20_91"><text:span text:style-name="T29">https://laracasts.com/series/learn-vue-2-step-by-step</text:span></text:a></text:p>
        </text:list-item>
        <text:list-item>
          <text:p text:style-name="P33">Vue JS Fundamentals</text:p>
          <text:list>
            <text:list-item>
              <text:p text:style-name="P46"><text:soft-page-break/><text:a xlink:type="simple" xlink:href="https://www.youtube.com/playlist?list=PLwAKR305CRO_1yAao-8aZiQnBqJeyng4O" text:style-name="ListLabel_20_91" text:visited-style-name="ListLabel_20_91"><text:span text:style-name="T29">https://www.youtube.com/playlist?list=PLwAKR305CRO_1yAao-8aZiQnBqJeyng4O</text:span></text:a></text:p>
            </text:list-item>
          </text:list>
        </text:list-item>
      </text:list>
      <text:list xml:id="list145839535707840" text:continue-list="list145838712172572" text:style-name="WWNum8">
        <text:list-item>
          <text:p text:style-name="P58"><text:bookmark text:name="_5w5lr1hkztj"/>Bibliografía</text:p>
        </text:list-item>
      </text:list>
      <text:p text:style-name="Standard"><text:span text:style-name="T37">[1] </text:span>Javascript Mozilla Developer <text:a xlink:type="simple" xlink:href="https://developer.mozilla.org/es/docs/Web/JavaScript" text:style-name="ListLabel_20_91" text:visited-style-name="ListLabel_20_91"><text:span text:style-name="T29">https://developer.mozilla.org/es/docs/Web/JavaScript</text:span></text:a></text:p>
      <text:p text:style-name="Standard">[2] Javascript ES6 W3C <text:a xlink:type="simple" xlink:href="https://www.w3schools.com/js/js_es6.asp" text:style-name="ListLabel_20_91" text:visited-style-name="ListLabel_20_91"><text:span text:style-name="T29">https://www.w3schools.com/js/js_es6.asp</text:span></text:a></text:p>
      <text:p text:style-name="Standard">[3] Vue <text:a xlink:type="simple" xlink:href="https://es.vuejs.org/v2/guide/" text:style-name="ListLabel_20_91" text:visited-style-name="ListLabel_20_91"><text:span text:style-name="T29">https://es.vuejs.org/v2/guide/</text:span></text:a></text:p>
      <text:list xml:id="list145838489429420" text:continue-numbering="true" text:style-name="WWNum8">
        <text:list-item>
          <text:p text:style-name="P53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4102679511" text:style-name="WWNum3">
        <text:list-item>
          <text:p text:style-name="P34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ListLabel_20_92" style:display-name="ListLabel 92" style:family="text"/>
    <style:style style:name="ListLabel_20_93" style:display-name="ListLabel 93" style:family="text">
      <style:text-properties fo:color="#1155cc" style:font-name="Consolas" fo:font-family="Consolas" style:font-family-generic="roman" style:font-pitch="variable" style:text-underline-style="solid" style:text-underline-width="auto" style:text-underline-color="font-color" fo:background-color="#f8f8f8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4</text:span><text:span text:style-name="MT1">.</text:span><text:span text:style-name="MT2"> Introducción a Vue 2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4 - Página</text:span><text:span text:style-name="MT1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9" meta:paragraph-count="142" meta:word-count="1821" meta:character-count="12876" meta:non-whitespace-character-count="11215"/>
    <meta:generator>LibreOfficeDev/6.0.5.2$Linux_X86_64 LibreOffice_project/</meta:generator>
  </office:meta>
</office:document-meta>
</file>